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1.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number-columns-repeated="6" table:default-cell-style-name="Default"/>
        <table:table-column table:style-name="co7" table:number-columns-repeated="40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6" office:value-type="string" calcext:value-type="string" table:number-columns-spanned="1" table:number-rows-spanned="3">
            <office:annotation draw:style-name="gr1" draw:text-style-name="P2" svg:width="8.141cm" svg:height="1.005cm" svg:x="36.149cm" svg:y="0.053cm" draw:caption-point-x="19.863cm" draw:caption-point-y="-0.043cm">
              <dc:date>2021-04-09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style-name="ce2" table:number-columns-repeated="6"/>
          <table:table-cell table:number-columns-repeated="1000"/>
        </table:table-row>
        <table:table-row table:style-name="ro1">
          <table:covered-table-cell table:number-columns-repeated="4" table:style-name="ce1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office:annotation draw:style-name="gr2" draw:text-style-name="P2" svg:width="8.32cm" svg:height="1.137cm" svg:x="21.9cm" svg:y="0.132cm" draw:caption-point-x="19.835cm" draw:caption-point-y="0.274cm">
              <dc:date>2021-04-09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6" office:value-type="string" calcext:value-type="string" table:number-columns-spanned="1" table:number-rows-spanned="2">
            <office:annotation draw:style-name="gr3" draw:text-style-name="P2" svg:width="8.445cm" svg:height="1.031cm" svg:x="24.282cm" svg:y="0.132cm" draw:caption-point-x="19.918cm" draw:caption-point-y="0.274cm">
              <dc:date>2021-04-09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6" office:value-type="string" calcext:value-type="string" table:number-columns-spanned="1" table:number-rows-spanned="2">
            <office:annotation draw:style-name="gr4" draw:text-style-name="P2" svg:width="8.543cm" svg:height="0.74cm" svg:x="26.108cm" svg:y="0.132cm" draw:caption-point-x="20.023cm" draw:caption-point-y="0.274cm">
              <dc:date>2021-04-09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6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office:annotation draw:style-name="gr5" draw:text-style-name="P2" svg:width="6.543cm" svg:height="0.634cm" svg:x="34.36cm" svg:y="0.132cm" draw:caption-point-x="19.945cm" draw:caption-point-y="0.274cm">
              <dc:date>2021-04-09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6"/>
          <table:table-cell table:style-name="ce2" table:number-columns-repeated="6"/>
          <table:table-cell table:number-columns-repeated="100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525cm" svg:height="1.694cm" svg:x="9.171cm" svg:y="0.528cm" draw:caption-point-x="20.272cm" draw:caption-point-y="0.275cm">
              <dc:date>2021-04-09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1.805cm" svg:y="0.528cm" draw:caption-point-x="19.906cm" draw:caption-point-y="0.275cm">
              <dc:date>2021-04-09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" office:value-type="string" calcext:value-type="string">
            <office:annotation draw:style-name="gr8" draw:text-style-name="P2" svg:width="8.031cm" svg:height="1.826cm" svg:x="13.499cm" svg:y="0.528cm" draw:caption-point-x="20.004cm" draw:caption-point-y="0.275cm">
              <dc:date>2021-04-09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5.192cm" svg:y="0.528cm" draw:caption-point-x="20.047cm" draw:caption-point-y="0.275cm">
              <dc:date>2021-04-09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" office:value-type="string" calcext:value-type="string">
            <office:annotation draw:style-name="gr9" draw:text-style-name="P2" svg:width="7.648cm" svg:height="1.185cm" svg:x="17.587cm" svg:y="0.528cm" draw:caption-point-x="19.808cm" draw:caption-point-y="0.275cm">
              <dc:date>2021-04-09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1" office:value-type="string" calcext:value-type="string">
            <office:annotation draw:style-name="gr10" draw:text-style-name="P2" svg:width="8.211cm" svg:height="2.144cm" svg:x="19.598cm" svg:y="0.528cm" draw:caption-point-x="19.813cm" draw:caption-point-y="0.275cm">
              <dc:date>2021-04-09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6"/>
          <table:table-cell table:style-name="ce1" office:value-type="string" calcext:value-type="string">
            <office:annotation draw:style-name="gr7" draw:text-style-name="P2" svg:width="8.075cm" svg:height="1.403cm" svg:x="28.92cm" svg:y="0.528cm" draw:caption-point-x="19.506cm" draw:caption-point-y="0.275cm">
              <dc:date>2021-04-09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" office:value-type="string" calcext:value-type="string">
            <office:annotation draw:style-name="gr11" draw:text-style-name="P2" svg:width="5.055cm" svg:height="0.635cm" svg:x="30.247cm" svg:y="0.528cm" draw:caption-point-x="19.971cm" draw:caption-point-y="0.275cm">
              <dc:date>2021-04-09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1" office:value-type="string" calcext:value-type="string">
            <office:annotation draw:style-name="gr7" draw:text-style-name="P2" svg:width="8.07cm" svg:height="1.403cm" svg:x="32.568cm" svg:y="0.528cm" draw:caption-point-x="19.945cm" draw:caption-point-y="0.275cm">
              <dc:date>2021-04-09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6"/>
          <table:table-cell table:style-name="ce2" table:number-columns-repeated="6"/>
          <table:table-cell table:number-columns-repeated="1000"/>
        </table:table-row>
        <table:table-row table:style-name="ro3">
          <table:table-cell office:value-type="float" office:value="3182" calcext:value-type="float">
            <text:p>3182</text:p>
          </table:table-cell>
          <table:table-cell office:value-type="string" calcext:value-type="string">
            <text:p>ADOLFO CESAR DE CASTRO E ASSIS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5" office:value-type="float" office:value="33689.1" calcext:value-type="float">
            <text:p><text:s/>33.689,10 </text:p>
          </table:table-cell>
          <table:table-cell table:number-columns-repeated="2" table:style-name="ce5" office:value-type="float" office:value="0" calcext:value-type="float">
            <text:p><text:s/>- </text:p>
          </table:table-cell>
          <table:table-cell table:style-name="ce5" office:value-type="float" office:value="16844.55" calcext:value-type="float">
            <text:p><text:s/>16.844,55 </text:p>
          </table:table-cell>
          <table:table-cell table:number-columns-repeated="2" table:style-name="ce5" office:value-type="float" office:value="0" calcext:value-type="float">
            <text:p><text:s/>- </text:p>
          </table:table-cell>
          <table:table-cell table:style-name="ce5" office:value-type="float" office:value="5165.64" calcext:value-type="float">
            <text:p><text:s/>5.165,64 </text:p>
          </table:table-cell>
          <table:table-cell table:style-name="ce5" office:value-type="float" office:value="960" calcext:value-type="float">
            <text:p><text:s/>960,00 </text:p>
          </table:table-cell>
          <table:table-cell table:style-name="ce5" office:value-type="float" office:value="56659.29" calcext:value-type="float">
            <text:p><text:s/>56.659,29 </text:p>
          </table:table-cell>
          <table:table-cell table:style-name="ce5" office:value-type="float" office:value="-7679.57" calcext:value-type="float">
            <text:p><text:s/>(7.679,57)</text:p>
          </table:table-cell>
          <table:table-cell table:style-name="ce5" office:value-type="float" office:value="-8389.17" calcext:value-type="float">
            <text:p><text:s/>(8.389,17)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-16068.74" calcext:value-type="float">
            <text:p><text:s/>(16.068,74)</text:p>
          </table:table-cell>
          <table:table-cell table:style-name="ce5" office:value-type="float" office:value="40590.55" calcext:value-type="float">
            <text:p><text:s/>40.590,55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1/03/20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'.$A$1" table:expression=""/>
        </table:named-expressions>
      </table:table>
      <table:named-expressions/>
      <table:database-ranges>
        <table:database-range table:name="__Anonymous_Sheet_DB__0" table:target-range-address="'Tabela I'.A4:'Tabela I'.R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07:48:14.3754279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11:44:46.004000000</meta:creation-date>
    <dc:date>2021-05-25T07:50:02.239732349</dc:date>
    <meta:editing-duration>PT2M43S</meta:editing-duration>
    <meta:editing-cycles>2</meta:editing-cycles>
    <meta:generator>LibreOffice/6.4.6.2$Linux_X86_64 LibreOffice_project/40$Build-2</meta:generator>
    <meta:document-statistic meta:table-count="1" meta:cell-count="56" meta:object-count="0"/>
  </office:meta>
</office:document-meta>
</file>